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2"/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SC</text:p>
      <text:p text:style-name="P1"/>
      <text:p text:style-name="Standard">Goals:</text:p>
      <text:list xml:id="list358049349" text:style-name="L2">
        <text:list-item>
          <text:p text:style-name="P2">User sets up time &amp; date only</text:p>
        </text:list-item>
        <text:list-item>
          <text:p text:style-name="P2">User sets up location only</text:p>
        </text:list-item>
        <text:list-item>
          <text:p text:style-name="P2">User sets up time &amp; date and location</text:p>
        </text:list-item>
        <text:list-item>
          <text:p text:style-name="P2">User gets notified of application</text:p>
        </text:list-item>
      </text:list>
      <text:p text:style-name="Standard"/>
      <text:p text:style-name="Standard">General Application:</text:p>
      <text:list xml:id="list1402104232" text:style-name="L3">
        <text:list-item>
          <text:p text:style-name="P5">User opens application</text:p>
        </text:list-item>
        <text:list-item>
          <text:p text:style-name="P5">User hits “Set Activity” button</text:p>
        </text:list-item>
        <text:list-item>
          <text:p text:style-name="P5">System displays options</text:p>
          <text:list>
            <text:list-item>
              <text:p text:style-name="P5">User sets up time &amp; date only</text:p>
            </text:list-item>
            <text:list-item>
              <text:p text:style-name="P5">User sets up location only</text:p>
            </text:list-item>
            <text:list-item>
              <text:p text:style-name="P5">User sets up time &amp; date and location</text:p>
            </text:list-item>
          </text:list>
        </text:list-item>
        <text:list-item>
          <text:p text:style-name="P4">User selects desired Activity</text:p>
        </text:list-item>
      </text:list>
      <text:p text:style-name="P3"/>
      <text:p text:style-name="Standard">/** Not done **/</text:p>
      <text:p text:style-name="Standard">User sets up Location only (Only location fields are visible) </text:p>
      <text:list xml:id="list512973840" text:style-name="L4">
        <text:list-item>
          <text:p text:style-name="P6">User hits “Set up Location only” button</text:p>
        </text:list-item>
        <text:list-item>
          <text:p text:style-name="P6"/>
        </text:list-item>
      </text:list>
      <text:p text:style-name="Standard"/>
      <text:p text:style-name="Standard">/** Not done **/</text:p>
      <text:p text:style-name="Standard">User sets up Time &amp; Date and Location (All fields are visible)</text:p>
      <text:list xml:id="list194204744" text:style-name="L7">
        <text:list-item>
          <text:p text:style-name="P7">User hits both “Set up time &amp; date” and “Location” buttons</text:p>
        </text:list-item>
        <text:list-item>
          <text:p text:style-name="P7"/>
        </text:list-item>
      </text:list>
      <text:p text:style-name="Standard"/>
      <text:p text:style-name="Standard">/** Not done (May not even be needed) **/</text:p>
      <text:p text:style-name="Standard">User gets notified by application</text:p>
      <text:list xml:id="list397421125" text:style-name="L8">
        <text:list-item>
          <text:p text:style-name="P8">User approaches time in which application is set</text:p>
        </text:list-item>
        <text:list-item>
          <text:p text:style-name="P8">System activates the appropriate settings</text:p>
        </text:list-item>
        <text:list-item>
          <text:p text:style-name="P8"/>
        </text:list-item>
      </text:list>
      <text:p text:style-name="Standard"/>
      <text:p text:style-name="Standard"/>
      <text:p text:style-name="Standard">Questions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</meta:initial-creator>
    <meta:creation-date>2011-04-10T00:48:46</meta:creation-date>
    <dc:date>2011-04-10T00:50:29</dc:date>
    <dc:creator>James </dc:creator>
    <meta:editing-duration>PT00H01M43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25" meta:word-count="159" meta:character-count="808"/>
  </office:meta>
</office:document-meta>
</file>